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ndererBaseWrapp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Convert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RendererName( String render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Prepare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CurrentValueAsObject( UIInpu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ConvertedValue( FacesContext facesContext , UIComponent component , Object submit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convertClientId( FacesContext facesContext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CurrentValu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ConfiguredValue( FacesContext facesContext , UIComponent compon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Renderer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ndererBaseWrapper.onComponentCreate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prepareRendersChildre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getValue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BaseWrapper.decod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